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04F0000001F40000014C2D81A6B3.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681cm" table:align="left"/>
    </style:style>
    <style:style style:name="Table1.A" style:family="table-column">
      <style:table-column-properties style:column-width="1.593cm"/>
    </style:style>
    <style:style style:name="Table1.B" style:family="table-column">
      <style:table-column-properties style:column-width="8.74cm"/>
    </style:style>
    <style:style style:name="Table1.C" style:family="table-column">
      <style:table-column-properties style:column-width="1.138cm"/>
    </style:style>
    <style:style style:name="Table1.D" style:family="table-column">
      <style:table-column-properties style:column-width="3.21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text-properties fo:language="en" fo:country="US" fo:font-weight="normal" style:font-weight-asian="normal" style:font-weight-complex="normal"/>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color="#004586" fo:language="en" fo:country="US" fo:font-weight="bold" style:font-weight-asian="bold" style:font-weight-complex="bold"/>
    </style:style>
    <style:style style:name="P5" style:family="paragraph" style:parent-style-name="Standard">
      <style:text-properties style:use-window-font-color="true" fo:language="en" fo:country="US" fo:font-weight="normal" style:font-weight-asian="normal" style:font-weight-complex="normal"/>
    </style:style>
    <style:style style:name="P6" style:family="paragraph" style:parent-style-name="Table_20_Contents">
      <style:text-properties fo:language="en" fo:country="US"/>
    </style:style>
    <style:style style:name="P7" style:family="paragraph" style:parent-style-name="Table_20_Contents">
      <style:paragraph-properties fo:text-align="center" style:justify-single-word="false"/>
      <style:text-properties fo:language="en" fo:country="US" fo:font-weight="bold" style:font-weight-asian="bold" style:font-weight-complex="bold"/>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end" style:justify-single-word="false"/>
      <style:text-properties fo:language="en" fo:country="US"/>
    </style:style>
    <style:style style:name="P10" style:family="paragraph" style:parent-style-name="Standard">
      <style:text-properties fo:font-size="14pt" fo:language="en" fo:country="US" fo:font-weight="bold" style:font-size-asian="14pt" style:font-weight-asian="bold" style:font-size-complex="14pt" style:font-weight-complex="bold"/>
    </style:style>
    <style:style style:name="P11" style:family="paragraph" style:parent-style-name="Standard" style:list-style-name="L1">
      <style:text-properties fo:language="en" fo:country="US" fo:font-weight="normal" style:font-weight-asian="normal" style:font-weight-complex="normal"/>
    </style:style>
    <style:style style:name="P12" style:family="paragraph" style:parent-style-name="Standard" style:list-style-name="L1">
      <style:text-properties fo:language="en" fo:country="US"/>
    </style:style>
    <style:style style:name="T1" style:family="text">
      <style:text-properties fo:language="ru" fo:country="RU"/>
    </style:style>
    <style:style style:name="T2" style:family="text">
      <style:text-properties fo:font-weight="bold" style:font-weight-asian="bold" style:font-weight-complex="bold"/>
    </style:style>
    <style:style style:name="T3" style:family="text">
      <style:text-properties fo:color="#004586" fo:font-weight="bold" style:font-weight-asian="bold" style:font-weight-complex="bold"/>
    </style:style>
    <text:list-style style:name="L1">
      <text:list-level-style-image text:level="1"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1.27cm" fo:text-indent="-0.635cm" fo:margin-left="1.27cm"/>
        </style:list-level-properties>
      </text:list-level-style-image>
      <text:list-level-style-image text:level="2"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1.905cm" fo:text-indent="-0.635cm" fo:margin-left="1.905cm"/>
        </style:list-level-properties>
      </text:list-level-style-image>
      <text:list-level-style-image text:level="3"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2.54cm" fo:text-indent="-0.635cm" fo:margin-left="2.54cm"/>
        </style:list-level-properties>
      </text:list-level-style-image>
      <text:list-level-style-image text:level="4"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3.175cm" fo:text-indent="-0.635cm" fo:margin-left="3.175cm"/>
        </style:list-level-properties>
      </text:list-level-style-image>
      <text:list-level-style-image text:level="5"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3.81cm" fo:text-indent="-0.635cm" fo:margin-left="3.81cm"/>
        </style:list-level-properties>
      </text:list-level-style-image>
      <text:list-level-style-image text:level="6"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4.445cm" fo:text-indent="-0.635cm" fo:margin-left="4.445cm"/>
        </style:list-level-properties>
      </text:list-level-style-image>
      <text:list-level-style-image text:level="7"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5.08cm" fo:text-indent="-0.635cm" fo:margin-left="5.08cm"/>
        </style:list-level-properties>
      </text:list-level-style-image>
      <text:list-level-style-image text:level="8"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5.715cm" fo:text-indent="-0.635cm" fo:margin-left="5.715cm"/>
        </style:list-level-properties>
      </text:list-level-style-image>
      <text:list-level-style-image text:level="9"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6.35cm" fo:text-indent="-0.635cm" fo:margin-left="6.35cm"/>
        </style:list-level-properties>
      </text:list-level-style-image>
      <text:list-level-style-image text:level="10" xlink:href="Pictures/100004F0000001F40000014C2D81A6B3.svg" xlink:type="simple" xlink:show="embed" xlink:actuate="onLoad">
        <style:list-level-properties text:list-level-position-and-space-mode="label-alignment" style:vertical-pos="middle" style:vertical-rel="line" fo:width="0.499cm" fo:height="0.332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OUR BEDROOM ONE-STOREYED POOL VILLA IN LAGUNA HOMES </text:p>
      <text:p text:style-name="P1"/>
      <text:p text:style-name="P5">Exclusive four bedroom one-storeyed pool villa under construction in Laguna Homes estate. </text:p>
      <text:p text:style-name="P4"/>
      <text:p text:style-name="P4">LOCATION:</text:p>
      <text:p text:style-name="P1">Laguna Homes, Laguna Phuket</text:p>
      <text:p text:style-name="P1">Sea distance: 2 km to Bang Tao beach</text:p>
      <text:p text:style-name="P1">View location on the map <text:a xlink:type="simple" xlink:href="https://goo.gl/maps/fraoWbvLP3M2" text:style-name="Internet_20_link" text:visited-style-name="Visited_20_Internet_20_Link">https://goo.gl/maps/fraoWbvLP3M2</text:a> </text:p>
      <text:p text:style-name="P1"/>
      <text:p text:style-name="P4">PROPERTY FEATURES</text:p>
      <text:p text:style-name="P1">1 floor </text:p>
      <text:p text:style-name="P1">4 Bedrooms </text:p>
      <text:p text:style-name="P1">5 Bathrooms </text:p>
      <text:p text:style-name="P1">Land plot size 1145 m2</text:p>
      <text:p text:style-name="P1">Built-up area <text:span text:style-name="T1">400 </text:span>sqm</text:p>
      <text:p text:style-name="P1">Indoor area 277 sqm </text:p>
      <text:p text:style-name="P1">Private pool 60 sqm (14 m X 4,2 m) </text:p>
      <text:p text:style-name="P1"/>
      <text:p text:style-name="P4">VALUABLE FACTS</text:p>
      <text:list xml:id="list2918707829107060257" text:style-name="L1">
        <text:list-item>
          <text:p text:style-name="P11">Perfect location, surroundings and facilities within Laguna Phuket area. </text:p>
        </text:list-item>
        <text:list-item>
          <text:p text:style-name="P12">Villa is under construction. Completion within 6 month after signing the sales agreement. </text:p>
        </text:list-item>
        <text:list-item>
          <text:p text:style-name="P12">Flexible interior and exterior design, customized construction approach. </text:p>
        </text:list-item>
        <text:list-item>
          <text:p text:style-name="P12">Project constructor's profile include Botanica Villas phases 1,2,3,4,5.</text:p>
        </text:list-item>
        <text:list-item>
          <text:p text:style-name="P12">Payment by installments within 6-9 months. Negotiable payment schedule and terms.</text:p>
        </text:list-item>
      </text:list>
      <text:p text:style-name="P1"/>
      <text:p text:style-name="P1"/>
      <text:p text:style-name="P4">ABOUT THE AREA</text:p>
      <text:p text:style-name="P1">The villa is located in exclusive gated development Laguna Homes on the north west coast of Phuket Island in just 2 kilometers from Bang Tao beach. Nestling in the heart of the Asia's finest destination resort, Laguna Homes is the first and last area of the <text:s/>famous Laguna Phuket, where you can develop your home under your own individual project. On top of this the villa and its residents still get all the advantages, provided by Laguna Property, including best household and common area management in Phuket, 24/7 security, free shuttle bus and ferry transfer and variety of <text:s text:c="2"/>lifestyle and holiday facilities. </text:p>
      <text:p text:style-name="P1"/>
      <text:p text:style-name="P1">In general Laguna Phuket is the Thailand's leading integrated resort, comprising of deluxe hotels and villas spanning 1,000 acres of tropical parkland, located in the immediate vicinity of Bang Tao beach. </text:p>
      <text:p text:style-name="P1">Facilities and activities include spas, restaurants, bars, boutique shopping, private charter and join-in luxury tours, daily activities at most Laguna Phuket hotels, canoeing, sailing, resort golf, and (of course) the pristine beaches and azure waters of the Andaman Sea. </text:p>
      <text:p text:style-name="P1"/>
      <text:p text:style-name="P1">Laguna Phuket provides its dwellers with a perfect balance of quietude and household comfort, as well as with free shuttle bus service (every 20 minutes), which takes you to Bang Tao beach, canal shops, restaurants, gym, beach clubs, hotel private beaches and other facilities.</text:p>
      <text:p text:style-name="P1"/>
      <text:p text:style-name="P1">Combining warm tropical weather and an easy-going lifestyle with the modern amenities of 21st century Laguna Phuket offers a wonderful environment to work and live. Local shopping malls, international schools and world-class hospitals are all close by, while Phuket’s international airport can be reached by car in just 20 minutes. Whether you're travelling with friends, vacationing with family or planning a romantic escape, Laguna Phuket offers something for everyone with ample opportunities for fun, romance, relaxation and exploring.</text:p>
      <text:p text:style-name="P1"/>
      <text:p text:style-name="P1"/>
      <text:p text:style-name="P1"><text:span text:style-name="T3">SELLING PRICE</text:span><text:span text:style-name="T2"> THB 37,500,000 <text:s/></text:span></text:p>
      <text:p text:style-name="P2">Price includes built-in furniture, loose furniture can be ordered and paid separately.</text:p>
      <text:p text:style-name="P3"/>
      <text:p text:style-name="P4">PAYMENT SCHEDULE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Stage</text:p>
          </table:table-cell>
          <table:table-cell table:style-name="Table1.A1" office:value-type="string">
            <text:p text:style-name="P7">Payment type</text:p>
          </table:table-cell>
          <table:table-cell table:style-name="Table1.A1" office:value-type="string">
            <text:p text:style-name="P7">%</text:p>
          </table:table-cell>
          <table:table-cell table:style-name="Table1.D1" office:value-type="string">
            <text:p text:style-name="P7">THB</text:p>
          </table:table-cell>
        </table:table-row>
        <table:table-row>
          <table:table-cell table:style-name="Table1.A2" office:value-type="string">
            <text:p text:style-name="P6">1/</text:p>
          </table:table-cell>
          <table:table-cell table:style-name="Table1.A2" office:value-type="string">
            <text:p text:style-name="P6">Security deposit </text:p>
          </table:table-cell>
          <table:table-cell table:style-name="Table1.A2" office:value-type="string">
            <text:p text:style-name="P8">1%</text:p>
          </table:table-cell>
          <table:table-cell table:style-name="Table1.D2" office:value-type="string">
            <text:p text:style-name="P8">375,000</text:p>
          </table:table-cell>
        </table:table-row>
        <table:table-row>
          <table:table-cell table:style-name="Table1.A2" office:value-type="string">
            <text:p text:style-name="P6">2/</text:p>
          </table:table-cell>
          <table:table-cell table:style-name="Table1.A2" office:value-type="string">
            <text:p text:style-name="P6">Upon registration of the ownership for the land plot </text:p>
            <text:p text:style-name="P6">(within one month after stage 1) </text:p>
          </table:table-cell>
          <table:table-cell table:style-name="Table1.A2" office:value-type="string">
            <text:p text:style-name="P8">34%</text:p>
          </table:table-cell>
          <table:table-cell table:style-name="Table1.D2" office:value-type="string">
            <text:p text:style-name="P8">12,750,000</text:p>
          </table:table-cell>
        </table:table-row>
        <table:table-row>
          <table:table-cell table:style-name="Table1.A2" office:value-type="string">
            <text:p text:style-name="P6">3/ </text:p>
          </table:table-cell>
          <table:table-cell table:style-name="Table1.A2" office:value-type="string">
            <text:p text:style-name="P6">Upon signing construction and house sales agreement </text:p>
            <text:p text:style-name="P6"><text:soft-page-break/>(within one month after stage 1) </text:p>
          </table:table-cell>
          <table:table-cell table:style-name="Table1.A2" office:value-type="string">
            <text:p text:style-name="P8">15%</text:p>
          </table:table-cell>
          <table:table-cell table:style-name="Table1.D2" office:value-type="string">
            <text:p text:style-name="P8">5,625,000</text:p>
          </table:table-cell>
        </table:table-row>
        <table:table-row>
          <table:table-cell table:style-name="Table1.A2" office:value-type="string">
            <text:p text:style-name="P6">4/</text:p>
          </table:table-cell>
          <table:table-cell table:style-name="Table1.A2" office:value-type="string">
            <text:p text:style-name="P6">Upon completion of construction </text:p>
            <text:p text:style-name="P6">(within 6 months after stage 3) </text:p>
          </table:table-cell>
          <table:table-cell table:style-name="Table1.A2" office:value-type="string">
            <text:p text:style-name="P8">45%</text:p>
          </table:table-cell>
          <table:table-cell table:style-name="Table1.D2" office:value-type="string">
            <text:p text:style-name="P8">16,875,000</text:p>
          </table:table-cell>
        </table:table-row>
        <table:table-row>
          <table:table-cell table:style-name="Table1.A2" office:value-type="string">
            <text:p text:style-name="P6">5/</text:p>
          </table:table-cell>
          <table:table-cell table:style-name="Table1.A2" office:value-type="string">
            <text:p text:style-name="P6">Upon registration of the ownership for the house </text:p>
            <text:p text:style-name="P6">(within one month after stage 4) </text:p>
          </table:table-cell>
          <table:table-cell table:style-name="Table1.A2" office:value-type="string">
            <text:p text:style-name="P8">5%</text:p>
          </table:table-cell>
          <table:table-cell table:style-name="Table1.D2" office:value-type="string">
            <text:p text:style-name="P8">1,875,000</text:p>
          </table:table-cell>
        </table:table-row>
        <table:table-row>
          <table:table-cell table:style-name="Table1.A2" table:number-columns-spanned="3" office:value-type="string">
            <text:p text:style-name="P9"><text:span text:style-name="T2">TOTAL</text:span> </text:p>
          </table:table-cell>
          <table:covered-table-cell/>
          <table:covered-table-cell/>
          <table:table-cell table:style-name="Table1.D2" office:value-type="string">
            <text:p text:style-name="P7">37,500,000</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0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iland Property</meta:initial-creator>
    <meta:creation-date>2018-05-15T15:17:20.75</meta:creation-date>
    <dc:date>2018-06-14T14:32:31.12</dc:date>
    <dc:creator>Railand Property</dc:creator>
    <meta:editing-duration>PT2H9M24S</meta:editing-duration>
    <meta:editing-cycles>10</meta:editing-cycles>
    <meta:generator>OpenOffice/4.1.5$Win32 OpenOffice.org_project/415m1$Build-9789</meta:generator>
    <meta:document-statistic meta:table-count="1" meta:image-count="0" meta:object-count="0" meta:page-count="2" meta:paragraph-count="59" meta:word-count="516" meta:character-count="3322"/>
  </office:meta>
</office:document-meta>
</file>